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 :</text:p>
      <text:p text:style-name="P1"/>
      <text:p text:style-name="P1">Optimisation temporelle et spatiale de la synthèse d'image numérique.</text:p>
      <text:p text:style-name="P1">Objectif: dessiner une surface</text:p>
      <text:p text:style-name="P1"/>
      <text:p text:style-name="P3">I) Rasterisation</text:p>
      <text:p text:style-name="P2">I.1) Objet numérique</text:p>
      <text:p text:style-name="P1">Un objet numérique contient une liste de vecteurs et une liste d'indices. Chaque vecteur contient les informations d'un point de l'objet: une position (x, y, z), une couleur (r, g, b, a), un vecteur normal (nx, ny, nz)... ou tout autres paramètres utiles au rendu.</text:p>
      <text:p text:style-name="P1">Ces vecteurs sont indicés , et la liste d'indice les relient 3 par 3 afin de former le maillage triangulaire de l'objet.</text:p>
      <text:p text:style-name="P1"/>
      <text:p text:style-name="P2">I.2) Model to World</text:p>
      <text:p text:style-name="P1">Une scène se représente sous forme d'un ensemble d'objets.</text:p>
      <text:p text:style-name="P1">La rastérisation consiste à transformer une scène virtuelle à 3 dimensions en une image à 2 dimensions (fait à partir de pixels, qui sera physiquement affiché à l'écran)</text:p>
      <text:p text:style-name="P1"/>
      <text:p text:style-name="P1">Lors de ce procédé, une première étape consiste à faire un changementd e base sur tous les vecteurs : ils passent de leur referentiel propre au referentiel de la scène.exécution parallèle sur carte graphique, des transformations via des applications matricielles (rotations, translations, mises à l'échelle) [2. section «Transformation Model to World »]</text:p>
      <text:p text:style-name="P1"/>
      <text:p text:style-name="P2">I.3) World to Screen</text:p>
      <text:p text:style-name="P1">La 2ème étape consiste ensuite à faire une projection des vecteurs de l'espace sur l'écran.</text:p>
      <text:p text:style-name="P1">La derniere étape : dessines les triangles sur l'image final</text:p>
      <text:p text:style-name="P1"/>
      <text:p text:style-name="P1"/>
      <text:p text:style-name="P1">Avantage : PARALLELISABLE</text:p>
      <text:p text:style-name="P1"/>
      <text:p text:style-name="P3">II) Eclairage</text:p>
      <text:p text:style-name="P2">II.1) 1ere approche : retour inverse de la lumière</text:p>
      <text:p text:style-name="P2">II.1) 2eme approche : modèle de Phong</text:p>
      <text:p text:style-name="P2"/>
      <text:p text:style-name="P3">III) Heightmaps (champs de hauteur)</text:p>
      <text:p text:style-name="P2">III.1) Definition</text:p>
      <text:p text:style-name="P1">Les heightmaps (ou « champ de hauteur ») sont des champs scalaires à 2 coordonnées : a une position « (x, z) » , elle associe une hauteur « y ».</text:p>
      <text:p text:style-name="P1"/>
      <text:p text:style-name="P2">III. 2) Calculs des normals</text:p>
      <text:p text:style-name="P2">III.3) Usage mémoire pour 1 heightmap</text:p>
      <text:p text:style-name="P2">III.4) Optimisation : Decomposition en multiple heightmap :</text:p>
      <text:p text:style-name="P1"><text:tab/>- Temporelle : Culling (enveloppe convexe du champ de vision)</text:p>
      <text:p text:style-name="P1"><text:tab/>- Mémoire : (x, z) déjà connu, (ny = -1.0)</text:p>
      <text:p text:style-name="P2">III.5) Parralélisation : multithrea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in PEREIRA</meta:initial-creator>
    <meta:creation-date>2017-05-25T19:08:38.49</meta:creation-date>
    <dc:date>2017-05-27T18:09:42.73</dc:date>
    <dc:creator>Romain PEREIRA</dc:creator>
    <meta:editing-duration>PT5H1M13S</meta:editing-duration>
    <meta:editing-cycles>92</meta:editing-cycles>
    <meta:generator>OpenOffice/4.1.3$Win32 OpenOffice.org_project/413m1$Build-9783</meta:generator>
    <meta:document-statistic meta:table-count="0" meta:image-count="0" meta:object-count="0" meta:page-count="1" meta:paragraph-count="27" meta:word-count="311" meta:character-count="1891"/>
  </office:meta>
</office:document-meta>
</file>